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presentation:style-name="pr2" draw:layer="layout" svg:width="25.199cm" svg:height="12.179cm" svg:x="1.4cm" svg:y="4.914cm" presentation:class="subtitle">
          <draw:text-box>
            <text:p>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C </meta:initial-creator>
    <meta:creation-date>2015-07-07T14:53:28.446830412</meta:creation-date>
    <dc:date>2015-07-07T14:53:44.450035187</dc:date>
    <dc:creator>PC </dc:creator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